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 Antiqua" svg:font-family="'Book Antiqua'" style:font-family-generic="roman"/>
    <style:font-face style:name="Courier New" svg:font-family="'Courier New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6035" officeooo:paragraph-rsid="000e6035"/>
    </style:style>
    <style:style style:name="P2" style:family="paragraph" style:parent-style-name="Standard">
      <style:text-properties officeooo:rsid="000e6035" officeooo:paragraph-rsid="000e6035"/>
    </style:style>
    <style:style style:name="P3" style:family="paragraph" style:parent-style-name="Standard">
      <style:text-properties officeooo:rsid="000e6035" officeooo:paragraph-rsid="00118531"/>
    </style:style>
    <style:style style:name="P4" style:family="paragraph" style:parent-style-name="Standard">
      <style:text-properties officeooo:rsid="000e6035" officeooo:paragraph-rsid="0012307b"/>
    </style:style>
    <style:style style:name="P5" style:family="paragraph" style:parent-style-name="Standard">
      <style:text-properties officeooo:rsid="000e6035" officeooo:paragraph-rsid="0013ac32"/>
    </style:style>
    <style:style style:name="P6" style:family="paragraph" style:parent-style-name="Standard">
      <style:text-properties officeooo:rsid="000e6035" officeooo:paragraph-rsid="0014ac4d"/>
    </style:style>
    <style:style style:name="P7" style:family="paragraph" style:parent-style-name="Standard">
      <style:text-properties officeooo:rsid="000e6035" officeooo:paragraph-rsid="0015cfde"/>
    </style:style>
    <style:style style:name="P8" style:family="paragraph" style:parent-style-name="Standard">
      <style:text-properties officeooo:rsid="000e6035" officeooo:paragraph-rsid="00173bac"/>
    </style:style>
    <style:style style:name="P9" style:family="paragraph" style:parent-style-name="Standard">
      <style:text-properties officeooo:rsid="000e6035" officeooo:paragraph-rsid="00178002"/>
    </style:style>
    <style:style style:name="P10" style:family="paragraph" style:parent-style-name="Standard">
      <style:text-properties officeooo:rsid="000e6035" officeooo:paragraph-rsid="0018a916"/>
    </style:style>
    <style:style style:name="P11" style:family="paragraph" style:parent-style-name="Standard">
      <style:text-properties officeooo:rsid="000e6035" officeooo:paragraph-rsid="001a010e"/>
    </style:style>
    <style:style style:name="P12" style:family="paragraph" style:parent-style-name="Standard">
      <style:text-properties officeooo:rsid="000e6035" officeooo:paragraph-rsid="001a4ef1"/>
    </style:style>
    <style:style style:name="P13" style:family="paragraph" style:parent-style-name="Standard">
      <style:text-properties officeooo:rsid="000e6035" officeooo:paragraph-rsid="001a7e58"/>
    </style:style>
    <style:style style:name="P14" style:family="paragraph" style:parent-style-name="Standard">
      <style:text-properties officeooo:rsid="000e6035" officeooo:paragraph-rsid="001bbff1"/>
    </style:style>
    <style:style style:name="P15" style:family="paragraph" style:parent-style-name="Standard">
      <style:text-properties officeooo:rsid="000e6035" officeooo:paragraph-rsid="001c36b5"/>
    </style:style>
    <style:style style:name="P16" style:family="paragraph" style:parent-style-name="Standard">
      <style:paragraph-properties fo:break-before="page"/>
      <style:text-properties officeooo:rsid="000e6035" officeooo:paragraph-rsid="00118531"/>
    </style:style>
    <style:style style:name="T1" style:family="text">
      <style:text-properties officeooo:rsid="00104ad6"/>
    </style:style>
    <style:style style:name="T2" style:family="text">
      <style:text-properties officeooo:rsid="00118531"/>
    </style:style>
    <style:style style:name="T3" style:family="text">
      <style:text-properties officeooo:rsid="00173bac"/>
    </style:style>
    <style:style style:name="T4" style:family="text">
      <style:text-properties officeooo:rsid="001bbf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amp;<text:tab/>cjco</text:p>
      <text:p text:style-name="P1">à<text:tab/>prep prepv</text:p>
      <text:p text:style-name="P1">afin<text:tab/>loc.prep loc.cj</text:p>
      <text:p text:style-name="P1">après<text:tab/>prep</text:p>
      <text:p text:style-name="P1">assez<text:tab/>adv</text:p>
      <text:p text:style-name="P1">attendu<text:tab/>prep</text:p>
      <text:p text:style-name="P1">au<text:tab/>prep det mas sg</text:p>
      <text:p text:style-name="P1">aucun<text:tab/>proneg mas sg</text:p>
      <text:p text:style-name="P1">aucune<text:tab/>detneg</text:p>
      <text:p text:style-name="P1">aucune<text:tab/>proneg fem sg</text:p>
      <text:p text:style-name="P1">au-dedans<text:tab/>prep adv</text:p>
      <text:p text:style-name="P1">au-dehors<text:tab/>prep adv</text:p>
      <text:p text:style-name="P1">au-delà<text:tab/>prep adv</text:p>
      <text:p text:style-name="P1">au-dessous<text:tab/>prep adv</text:p>
      <text:p text:style-name="P1">au-dessus<text:tab/>prep adv</text:p>
      <text:p text:style-name="P1">au-devant<text:tab/>prep adv</text:p>
      <text:p text:style-name="P1">audit<text:tab/>prep det mas sg</text:p>
      <text:p text:style-name="P1">auprès<text:tab/>loc.prep</text:p>
      <text:p text:style-name="P1">auquel<text:tab/>proint prorel mas sg</text:p>
      <text:p text:style-name="P1">aussi<text:tab/>adv</text:p>
      <text:p text:style-name="P1">autant<text:tab/>adv</text:p>
      <text:p text:style-name="P1">autre<text:tab/>proind</text:p>
      <text:p text:style-name="P1">autrui<text:tab/>proind</text:p>
      <text:p text:style-name="P1">aux<text:tab/>prep det mas pl</text:p>
      <text:p text:style-name="P1">auxdites<text:tab/>prep det fem pl</text:p>
      <text:p text:style-name="P1">auxdits<text:tab/>prep det mas pl</text:p>
      <text:p text:style-name="P1">auxquelles<text:tab/>proint prorel fem pl</text:p>
      <text:p text:style-name="P1">auxquels<text:tab/>proint prorel mas pl</text:p>
      <text:p text:style-name="P1">av<text:tab/>prep</text:p>
      <text:p text:style-name="P1">avant<text:tab/>prep</text:p>
      <text:p text:style-name="P1">avec<text:tab/>prep</text:p>
      <text:p text:style-name="P1">beaucoup<text:tab/>adv</text:p>
      <text:p text:style-name="P1">bien<text:tab/>loc.cj adv</text:p>
      <text:p text:style-name="P1">ça<text:tab/>prodem mas sg</text:p>
      <text:p text:style-name="P1">c.-à-d<text:tab/>cjco</text:p>
      <text:p text:style-name="P1">car<text:tab/>cjco</text:p>
      <text:p text:style-name="P1">ce<text:tab/>detdem prodem mas sg</text:p>
      <text:p text:style-name="P1">ceci<text:tab/>prodem mas sg</text:p>
      <text:p text:style-name="P1">cela<text:tab/>prodem mas sg</text:p>
      <text:p text:style-name="P1">celle·s<text:tab/>prodem fem</text:p>
      <text:p text:style-name="P1">celle-ci<text:tab/>prodem fem sg</text:p>
      <text:p text:style-name="P1">celle-là<text:tab/>prodem fem sg</text:p>
      <text:p text:style-name="P1">celles-ci<text:tab/>prodem fem pl</text:p>
      <text:p text:style-name="P1">celles-là<text:tab/>prodem fem pl</text:p>
      <text:p text:style-name="P1">celui<text:tab/>prodem mas sg</text:p>
      <text:p text:style-name="P1">celui-ci<text:tab/>prodem mas sg</text:p>
      <text:p text:style-name="P1">celui-là<text:tab/>prodem mas sg</text:p>
      <text:p text:style-name="P1">certain·e·s<text:tab/>detind proind</text:p>
      <text:p text:style-name="P1">ces<text:tab/>detdem epi pl</text:p>
      <text:p text:style-name="P1"><text:span text:style-name="T1">c’</text:span>est-à-dire<text:tab/>cjco</text:p>
      <text:p text:style-name="P1">cet<text:tab/>detdem mas sg</text:p>
      <text:p text:style-name="P1">cette<text:tab/>detdem fem sg</text:p>
      <text:p text:style-name="P1">ceux<text:tab/>prodem mas pl</text:p>
      <text:p text:style-name="P1">ceux-ci<text:tab/>prodem mas pl</text:p>
      <text:p text:style-name="P1">ceux-là<text:tab/>prodem mas pl</text:p>
      <text:p text:style-name="P1">cézigue<text:tab/>propersuj properobj 3pe epi sg</text:p>
      <text:p text:style-name="P1">chacun<text:tab/>proind mas sg</text:p>
      <text:p text:style-name="P1">chacune<text:tab/>proind fem sg</text:p>
      <text:p text:style-name="P1">chaque<text:tab/>detind epi sg</text:p>
      <text:p text:style-name="P1">chez<text:tab/>prep</text:p>
      <text:p text:style-name="P1">ci<text:tab/>adv prodem</text:p>
      <text:p text:style-name="P1">combien<text:tab/>advint</text:p>
      <text:p text:style-name="P1">comme<text:tab/>cjsub adv</text:p>
      <text:p text:style-name="P1">comment<text:tab/>advint</text:p>
      <text:p text:style-name="P1">concernant<text:tab/>prep</text:p>
      <text:p text:style-name="P1">contre<text:tab/>prep</text:p>
      <text:p text:style-name="P1">courant<text:tab/>prep</text:p>
      <text:p text:style-name="P1">çuilà<text:tab/>mas sg</text:p>
      <text:p text:style-name="P1">d’ac<text:tab/>loc.interj</text:p>
      <text:p text:style-name="P1">dans<text:tab/>prep</text:p>
      <text:p text:style-name="P1">d’aucuns<text:tab/>proind mas pl</text:p>
      <text:p text:style-name="P1">davantage<text:tab/>adv</text:p>
      <text:p text:style-name="P1">de<text:tab/>det epi inv</text:p>
      <text:p text:style-name="P1">dégun<text:tab/>proneg mas sg</text:p>
      <text:p text:style-name="P1">depuis<text:tab/>prep</text:p>
      <text:p text:style-name="P1">derrière<text:tab/>prep</text:p>
      <text:p text:style-name="P1">des<text:tab/>det epi pl</text:p>
      <text:p text:style-name="P1">dès<text:tab/>prep</text:p>
      <text:p text:style-name="P1">desdites<text:tab/>det fem pl</text:p>
      <text:p text:style-name="P1">desdits<text:tab/>det mas pl</text:p>
      <text:p text:style-name="P1">desquelles<text:tab/>proint prorel fem pl</text:p>
      <text:p text:style-name="P1">desquels<text:tab/>proint prorel mas pl</text:p>
      <text:p text:style-name="P1">dessous<text:tab/>prep adv</text:p>
      <text:p text:style-name="P1">dessus<text:tab/>prep adv</text:p>
      <text:p text:style-name="P1">devant<text:tab/>prep adv</text:p>
      <text:p text:style-name="P1">devers<text:tab/>prep</text:p>
      <text:p text:style-name="P1">divers<text:tab/>detind mas pl</text:p>
      <text:p text:style-name="P1">diverses<text:tab/>detind fem pl</text:p>
      <text:p text:style-name="P1">dixit<text:tab/>prep</text:p>
      <text:p text:style-name="P1">donc<text:tab/>cjco</text:p>
      <text:p text:style-name="P1">dont<text:tab/>prorel</text:p>
      <text:p text:style-name="P1">du<text:tab/>det mas sg</text:p>
      <text:p text:style-name="P1">dudit<text:tab/>det mas sg</text:p>
      <text:p text:style-name="P1">duquel<text:tab/>proint prorel mas sg</text:p>
      <text:p text:style-name="P1">durant<text:tab/>prep</text:p>
      <text:p text:style-name="P1">elle<text:tab/>propersuj properobj 3pe fem sg</text:p>
      <text:p text:style-name="P1">elle-même<text:tab/>propersuj properobj 3pe fem sg</text:p>
      <text:p text:style-name="P1">elles<text:tab/>propersuj properobj 3pe fem pl</text:p>
      <text:p text:style-name="P1">elles-mêmes<text:tab/>propersuj properobj 3pe fem pl</text:p>
      <text:p text:style-name="P1">en<text:tab/>prep proadv</text:p>
      <text:p text:style-name="P1">endéans<text:tab/>prep<text:tab/>belg vx</text:p>
      <text:p text:style-name="P1">entre<text:tab/>prep prepv</text:p>
      <text:p text:style-name="P1">envers<text:tab/>prep</text:p>
      <text:p text:style-name="P1">ès<text:tab/>prep</text:p>
      <text:p text:style-name="P1">et<text:tab/>cjco</text:p>
      <text:p text:style-name="P1">eux<text:tab/>propersuj properobj 3pe mas pl</text:p>
      <text:p text:style-name="P1">eux-mêmes<text:tab/>propersuj properobj 3pe mas pl</text:p>
      <text:p text:style-name="P1">excepté<text:tab/>prep prepv</text:p>
      <text:p text:style-name="P1">face<text:tab/>loc.adv loc.prep</text:p>
      <text:p text:style-name="P1">fors<text:tab/>prep</text:p>
      <text:p text:style-name="P1">grâce<text:tab/>loc.prep</text:p>
      <text:p text:style-name="P1">grand-chose<text:tab/>proind</text:p>
      <text:p text:style-name="P1">hormis<text:tab/>prep</text:p>
      <text:p text:style-name="P1">hors<text:tab/>prep</text:p>
      <text:p text:style-name="P1">icelle<text:tab/>detdem prodem fem sg</text:p>
      <text:p text:style-name="P1">icelles<text:tab/>detdem prodem fem pl</text:p>
      <text:p text:style-name="P1">icelui<text:tab/>detdem prodem mas sg</text:p>
      <text:p text:style-name="P1">iceux<text:tab/>detdem prodem mas pl</text:p>
      <text:p text:style-name="P1">il<text:tab/>propersuj 3pe mas sg</text:p>
      <text:p text:style-name="P1">ils<text:tab/>propersuj 3pe mas pl</text:p>
      <text:p text:style-name="P1">instar<text:tab/>loc.prep</text:p>
      <text:p text:style-name="P1">jamais<text:tab/>negadv</text:p>
      <text:p text:style-name="P1">je<text:tab/>propersuj 1pe epi sg</text:p>
      <text:p text:style-name="P1">jusqu<text:tab/>prep</text:p>
      <text:p text:style-name="P1">jusque<text:tab/>prep</text:p>
      <text:p text:style-name="P1">jusques<text:tab/>prep</text:p>
      <text:p text:style-name="P1">l<text:tab/>det epi sg</text:p>
      <text:p text:style-name="P1">la<text:tab/>det fem sg</text:p>
      <text:p text:style-name="P1">la<text:tab/>properobj fem sg</text:p>
      <text:p text:style-name="P1">ladite<text:tab/>det fem sg</text:p>
      <text:p text:style-name="P1">laquelle<text:tab/>proint prorel fem sg</text:p>
      <text:p text:style-name="P1">le<text:tab/>det mas sg</text:p>
      <text:p text:style-name="P1">le<text:tab/>properobj mas sg</text:p>
      <text:p text:style-name="P1">ledit<text:tab/>det mas sg</text:p>
      <text:p text:style-name="P1">lequel<text:tab/>proint prorel mas sg</text:p>
      <text:p text:style-name="P1">les<text:tab/>det epi pl</text:p>
      <text:p text:style-name="P1">les<text:tab/>properobj epi pl</text:p>
      <text:p text:style-name="P1">lès<text:tab/>prep</text:p>
      <text:p text:style-name="P1">lesdites<text:tab/>det fem pl</text:p>
      <text:p text:style-name="P1">lesdits<text:tab/>det mas pl</text:p>
      <text:p text:style-name="P1">lesquelles<text:tab/>proint prorel fem pl</text:p>
      <text:p text:style-name="P1">lesquels<text:tab/>proint prorel mas pl</text:p>
      <text:p text:style-name="P1">leur<text:tab/>detpos epi sg</text:p>
      <text:p text:style-name="P1">leur<text:tab/>properobj 3pe epi pl</text:p>
      <text:p text:style-name="P1">leurs<text:tab/>detpos epi pl</text:p>
      <text:p text:style-name="P1">lez<text:tab/>prep</text:p>
      <text:p text:style-name="P1">lors<text:tab/>adv loc.adv loc.prep loc.cj</text:p>
      <text:p text:style-name="P1">lorsqu<text:tab/>cjsub</text:p>
      <text:p text:style-name="P1">lorsque<text:tab/>cjsub</text:p>
      <text:p text:style-name="P1">lui<text:tab/>properobj 3pe epi sg</text:p>
      <text:p text:style-name="P1">lui<text:tab/>propersuj 3pe mas sg</text:p>
      <text:p text:style-name="P1">lui-même<text:tab/>propersuj properobj 3pe mas sg</text:p>
      <text:p text:style-name="P1">ma<text:tab/>detpos fem sg</text:p>
      <text:p text:style-name="P1">maint·e·s<text:tab/>detind</text:p>
      <text:p text:style-name="P1">mais<text:tab/>cjco</text:p>
      <text:p text:style-name="P1">malgré<text:tab/>prep</text:p>
      <text:p text:style-name="P1">me<text:tab/>properobj 1pe epi sg</text:p>
      <text:p text:style-name="P1">même<text:tab/>adv</text:p>
      <text:p text:style-name="P1">mes<text:tab/>detpos epi pl</text:p>
      <text:p text:style-name="P1">mézigue<text:tab/>propersuj properobj 1pe epi sg</text:p>
      <text:p text:style-name="P1">mieux<text:tab/>adv nom</text:p>
      <text:p text:style-name="P1">moi<text:tab/>properobj 1pe epi sg</text:p>
      <text:p text:style-name="P1">moi-même<text:tab/>properobj 1pe epi sg</text:p>
      <text:p text:style-name="P1">moins<text:tab/>adv prep</text:p>
      <text:p text:style-name="P1">mon<text:tab/>detpos epi sg</text:p>
      <text:p text:style-name="P1">mouais<text:tab/>adv</text:p>
      <text:p text:style-name="P1">moult<text:tab/>adv<text:tab/>vx</text:p>
      <text:p text:style-name="P1">ne<text:tab/>negadv</text:p>
      <text:p text:style-name="P1">nenni<text:tab/>negadv</text:p>
      <text:p text:style-name="P1">ni<text:tab/>cjco</text:p>
      <text:p text:style-name="P1">n’importe<text:tab/>proind</text:p>
      <text:p text:style-name="P1">non<text:tab/>negadv</text:p>
      <text:p text:style-name="P1">nonobstant<text:tab/>prep adv</text:p>
      <text:p text:style-name="P1">nos<text:tab/>detpos epi pl</text:p>
      <text:p text:style-name="P1">notre<text:tab/>detpos epi sg</text:p>
      <text:p text:style-name="P1">nous<text:tab/>propersuj 1pe epi pl</text:p>
      <text:p text:style-name="P1">nous<text:tab/>properobj 1pe epi pl</text:p>
      <text:p text:style-name="P1">nous-même·s<text:tab/>propersuj properobj 1pe epi pl</text:p>
      <text:p text:style-name="P1">nul<text:tab/>proneg mas sg</text:p>
      <text:p text:style-name="P1">nul·le·s<text:tab/>detneg</text:p>
      <text:p text:style-name="P1">on<text:tab/>propersuj 3pe epi sg</text:p>
      <text:p text:style-name="P1">or<text:tab/>cjco</text:p>
      <text:p text:style-name="P1">ou<text:tab/>cjco</text:p>
      <text:p text:style-name="P1">où<text:tab/>advint prorel</text:p>
      <text:p text:style-name="P1">ouais<text:tab/>adv<text:tab/>fam</text:p>
      <text:p text:style-name="P1">oui<text:tab/>adv</text:p>
      <text:p text:style-name="P1">outre<text:tab/>prep prepv</text:p>
      <text:p text:style-name="P1">par<text:tab/>prep prepv loc.prep</text:p>
      <text:p text:style-name="P1">parce<text:tab/>loc.cj</text:p>
      <text:p text:style-name="P1">par-dehors<text:tab/>adv</text:p>
      <text:p text:style-name="P1">par-delà<text:tab/>prep</text:p>
      <text:p text:style-name="P1">par-derrière<text:tab/>prep adv</text:p>
      <text:p text:style-name="P1">par-dessous<text:tab/>prep adv</text:p>
      <text:p text:style-name="P1">par-dessus<text:tab/>prep adv</text:p>
      <text:p text:style-name="P1">par-devant<text:tab/>prep adv</text:p>
      <text:p text:style-name="P1">par-devers<text:tab/>prep</text:p>
      <text:p text:style-name="P1">parmi<text:tab/>prep</text:p>
      <text:p text:style-name="P1">pas<text:tab/>negadv</text:p>
      <text:p text:style-name="P1">passé<text:tab/>prep</text:p>
      <text:p text:style-name="P1">pendant<text:tab/>prep</text:p>
      <text:p text:style-name="P1">personne<text:tab/>proneg mas sg</text:p>
      <text:p text:style-name="P1">peu<text:tab/>adv</text:p>
      <text:p text:style-name="P1">peut-être<text:tab/>adv</text:p>
      <text:p text:style-name="P1">pis<text:tab/>adv</text:p>
      <text:p text:style-name="P1">plupart<text:tab/>proind epi pl</text:p>
      <text:p text:style-name="P1">plus<text:tab/>adv negadv</text:p>
      <text:p text:style-name="P1">plusieurs<text:tab/>detind epi pl</text:p>
      <text:p text:style-name="P1">point<text:tab/>negadv</text:p>
      <text:p text:style-name="P1">pour<text:tab/>prep prepv</text:p>
      <text:p text:style-name="P1">pourquoi<text:tab/>advint</text:p>
      <text:p text:style-name="P1">pourvu<text:tab/>loc.cjsub</text:p>
      <text:p text:style-name="P1">presque<text:tab/>adv</text:p>
      <text:p text:style-name="P1">puis<text:tab/>adv cjco</text:p>
      <text:p text:style-name="P1">puisqu<text:tab/>cjsub</text:p>
      <text:p text:style-name="P1">puisque<text:tab/>cjsub</text:p>
      <text:p text:style-name="P1">qu<text:tab/>cjsub</text:p>
      <text:p text:style-name="P1">quand<text:tab/>cjsub</text:p>
      <text:p text:style-name="P1">quant<text:tab/>loc.prep</text:p>
      <text:p text:style-name="P1">que<text:tab/>cjsub</text:p>
      <text:p text:style-name="P1">qué<text:tab/>proint prorel</text:p>
      <text:p text:style-name="P1">quel·le·s<text:tab/>detind detex</text:p>
      <text:p text:style-name="P1">quelqu<text:tab/>proind</text:p>
      <text:p text:style-name="P1">quelque<text:tab/>adv</text:p>
      <text:p text:style-name="P1">quelque·s<text:tab/>detind epi</text:p>
      <text:p text:style-name="P1">quelques-unes<text:tab/>proind fem pl</text:p>
      <text:p text:style-name="P1">quelques-uns<text:tab/>proind mas pl</text:p>
      <text:p text:style-name="P1">quelqu’un<text:tab/>proind mas sg</text:p>
      <text:p text:style-name="P1">quelqu’une<text:tab/>proind fem sg</text:p>
      <text:p text:style-name="P1">qui<text:tab/>proint prorel</text:p>
      <text:p text:style-name="P1">quiconque<text:tab/>proind prorel</text:p>
      <text:p text:style-name="P1">quid<text:tab/>proint</text:p>
      <text:p text:style-name="P1">quoi<text:tab/>proint prorel</text:p>
      <text:p text:style-name="P1">quoiqu<text:tab/>cjsub</text:p>
      <text:p text:style-name="P1">quoique<text:tab/>cjsub</text:p>
      <text:p text:style-name="P1">revoici<text:tab/>prep</text:p>
      <text:p text:style-name="P1">revoilà<text:tab/>prep</text:p>
      <text:p text:style-name="P1">rien<text:tab/>proneg mas sg</text:p>
      <text:p text:style-name="P1">sa<text:tab/>detpos fem sg</text:p>
      <text:p text:style-name="P1">sans<text:tab/>prep prepv loc.cj adv</text:p>
      <text:p text:style-name="P1">sauf<text:tab/>prep prepv</text:p>
      <text:p text:style-name="P1">se<text:tab/>properobj 3pe epi sg pl</text:p>
      <text:p text:style-name="P1">selon<text:tab/>prep</text:p>
      <text:p text:style-name="P1">ses<text:tab/>detpos epi pl</text:p>
      <text:p text:style-name="P1">sézigue<text:tab/>propersuj properobj 3pe epi sg</text:p>
      <text:p text:style-name="P1">si<text:tab/>cjsub</text:p>
      <text:p text:style-name="P1">sic<text:tab/>adv</text:p>
      <text:p text:style-name="P1">sinon<text:tab/>cj</text:p>
      <text:p text:style-name="P1">soi<text:tab/>properobj 3pe epi sg</text:p>
      <text:p text:style-name="P1">soi-même<text:tab/>properobj 3pe epi sg</text:p>
      <text:p text:style-name="P1">soit<text:tab/>cjco adv</text:p>
      <text:p text:style-name="P1">son<text:tab/>detpos epi sg</text:p>
      <text:p text:style-name="P1">sous<text:tab/>prep</text:p>
      <text:p text:style-name="P1">suivant<text:tab/>prep</text:p>
      <text:p text:style-name="P1">sur<text:tab/>prep</text:p>
      <text:p text:style-name="P1">ta<text:tab/>detpos fem sg</text:p>
      <text:p text:style-name="P1">tandis<text:tab/>loc.cj prep adv</text:p>
      <text:p text:style-name="P1">tant<text:tab/>adv</text:p>
      <text:p text:style-name="P1">te<text:tab/>properobj 2pe epi sg</text:p>
      <text:p text:style-name="P1">tel·le·s<text:tab/>proind</text:p>
      <text:p text:style-name="P1">tes<text:tab/>detpos epi pl</text:p>
      <text:p text:style-name="P1">tézigue<text:tab/>propersuj properobj 2pe epi sg</text:p>
      <text:p text:style-name="P1">toi<text:tab/>properobj 2pe epi sg</text:p>
      <text:p text:style-name="P1">toi-même<text:tab/>properobj 2pe epi sg</text:p>
      <text:p text:style-name="P1">ton<text:tab/>detpos epi sg</text:p>
      <text:p text:style-name="P1">tous<text:tab/>detind mas pl</text:p>
      <text:p text:style-name="P1">tout<text:tab/>detind mas sg</text:p>
      <text:p text:style-name="P1">toute<text:tab/>detind fem sg</text:p>
      <text:p text:style-name="P1">toutefois<text:tab/>adv</text:p>
      <text:p text:style-name="P1">toutes<text:tab/>detind fem pl</text:p>
      <text:p text:style-name="P1">très<text:tab/>adv</text:p>
      <text:p text:style-name="P1">trop<text:tab/>adv</text:p>
      <text:p text:style-name="P1">tu<text:tab/>propersuj 2pe epi sg</text:p>
      <text:p text:style-name="P1">un<text:tab/>det mas sg</text:p>
      <text:p text:style-name="P1">une<text:tab/>det fem sg</text:p>
      <text:p text:style-name="P1">vers<text:tab/>prep</text:p>
      <text:p text:style-name="P1">versus<text:tab/>prep</text:p>
      <text:p text:style-name="P1">via<text:tab/>prep</text:p>
      <text:p text:style-name="P1">voici<text:tab/>prep</text:p>
      <text:p text:style-name="P1">voilà<text:tab/>prep</text:p>
      <text:p text:style-name="P1">vos<text:tab/>detpos epi pl</text:p>
      <text:p text:style-name="P1">votre<text:tab/>detpos epi sg</text:p>
      <text:p text:style-name="P1">vous<text:tab/>properobj 2pe epi pl</text:p>
      <text:p text:style-name="P1">vous<text:tab/>propersuj 2pe epi pl</text:p>
      <text:p text:style-name="P1">vous-même·s<text:tab/>propersuj properobj 2pe epi pl</text:p>
      <text:p text:style-name="P1">vs<text:tab/>prep</text:p>
      <text:p text:style-name="P1">vu<text:tab/>prep</text:p>
      <text:p text:style-name="P1">y<text:tab/>properobj proadv</text:p>
      <text:p text:style-name="P1"/>
      <text:p text:style-name="P1"/>
      <text:p text:style-name="P16">assez<text:tab/>adv</text:p>
      <text:p text:style-name="P3">aussi<text:tab/>adv</text:p>
      <text:p text:style-name="P3">autant<text:tab/>adv</text:p>
      <text:p text:style-name="P3">beaucoup<text:tab/>adv</text:p>
      <text:p text:style-name="P14">ci<text:tab/>adv prodem</text:p>
      <text:p text:style-name="P11">davantage<text:tab/>adv</text:p>
      <text:p text:style-name="P11">lors<text:tab/>adv loc.adv loc.prep loc.cj</text:p>
      <text:p text:style-name="P11">même<text:tab/>adv</text:p>
      <text:p text:style-name="P11">mieux<text:tab/>adv nom</text:p>
      <text:p text:style-name="P11">mouais<text:tab/>adv</text:p>
      <text:p text:style-name="P11">moult<text:tab/>adv</text:p>
      <text:p text:style-name="P11">ouais<text:tab/>adv</text:p>
      <text:p text:style-name="P11">oui<text:tab/>adv</text:p>
      <text:p text:style-name="P11">par-dehors<text:tab/>adv</text:p>
      <text:p text:style-name="P11">peu<text:tab/>adv</text:p>
      <text:p text:style-name="P11">peut-être<text:tab/>adv</text:p>
      <text:p text:style-name="P11">pis<text:tab/>adv</text:p>
      <text:p text:style-name="P11">presque<text:tab/>adv</text:p>
      <text:p text:style-name="P11">quelque<text:tab/>adv</text:p>
      <text:p text:style-name="P11">sic<text:tab/>adv</text:p>
      <text:p text:style-name="P11">tant<text:tab/>adv</text:p>
      <text:p text:style-name="P11">toutefois<text:tab/>adv</text:p>
      <text:p text:style-name="P11">très<text:tab/>adv</text:p>
      <text:p text:style-name="P11">trop<text:tab/>adv</text:p>
      <text:p text:style-name="P3"/>
      <text:p text:style-name="P14">jamais<text:tab/>negadv</text:p>
      <text:p text:style-name="P14">ne<text:tab/>negadv</text:p>
      <text:p text:style-name="P14">nenni<text:tab/>negadv</text:p>
      <text:p text:style-name="P14">non<text:tab/>negadv</text:p>
      <text:p text:style-name="P14">pas<text:tab/>negadv</text:p>
      <text:p text:style-name="P14">plus<text:tab/>adv negadv</text:p>
      <text:p text:style-name="P14">point<text:tab/>negadv</text:p>
      <text:p text:style-name="P14"/>
      <text:p text:style-name="P15">combien<text:tab/>advint</text:p>
      <text:p text:style-name="P15">comment<text:tab/>advint</text:p>
      <text:p text:style-name="P15">où<text:tab/>advint prorel</text:p>
      <text:p text:style-name="P15">pourquoi<text:tab/>advint</text:p>
      <text:p text:style-name="P14"/>
      <text:p text:style-name="P3">&amp;<text:tab/>cjco</text:p>
      <text:p text:style-name="P3">c.-à-d<text:tab/>cjco</text:p>
      <text:p text:style-name="P3">car<text:tab/>cjco</text:p>
      <text:p text:style-name="P8"><text:span text:style-name="T1">c’</text:span>est-à-dire<text:tab/>cjco</text:p>
      <text:p text:style-name="P8">comme<text:tab/>cjsub adv</text:p>
      <text:p text:style-name="P8">donc<text:tab/>cjco</text:p>
      <text:p text:style-name="P8">et<text:tab/>cjco</text:p>
      <text:p text:style-name="P8">lorsqu<text:tab/>cjsub</text:p>
      <text:p text:style-name="P8">lorsque<text:tab/>cjsub</text:p>
      <text:p text:style-name="P8">mais<text:tab/>cjco</text:p>
      <text:p text:style-name="P9">ni<text:tab/>cjco</text:p>
      <text:p text:style-name="P9">or<text:tab/>cjco</text:p>
      <text:p text:style-name="P9">ou<text:tab/>cjco</text:p>
      <text:p text:style-name="P9">puisqu<text:tab/>cjsub</text:p>
      <text:p text:style-name="P9">puisque<text:tab/>cjsub</text:p>
      <text:p text:style-name="P9">qu<text:tab/>cjsub</text:p>
      <text:p text:style-name="P9">quand<text:tab/>cjsub</text:p>
      <text:p text:style-name="P9">que<text:tab/>cjsub</text:p>
      <text:p text:style-name="P9">puis<text:tab/>cjco adv</text:p>
      <text:p text:style-name="P9">quoiqu<text:tab/>cjsub</text:p>
      <text:p text:style-name="P9">quoique<text:tab/>cjsub</text:p>
      <text:p text:style-name="P9">si<text:tab/>cjsub</text:p>
      <text:p text:style-name="P9">sinon<text:tab/>cj</text:p>
      <text:p text:style-name="P9">soit<text:tab/>cjco adv</text:p>
      <text:p text:style-name="P9"/>
      <text:p text:style-name="P14">bien<text:tab/>loc.cj adv</text:p>
      <text:p text:style-name="P14">parce<text:tab/>loc.cj</text:p>
      <text:p text:style-name="P14">pourvu<text:tab/>loc.cjsub</text:p>
      <text:p text:style-name="P14">tandis<text:tab/>loc.cj prep adv</text:p>
      <text:p text:style-name="P3"/>
      <text:p text:style-name="P3">aucun<text:span text:style-name="T2">·</text:span>e<text:span text:style-name="T2">·s</text:span><text:tab/>detneg</text:p>
      <text:p text:style-name="P3">ce<text:tab/>detdem prodem mas sg</text:p>
      <text:p text:style-name="P3">ces<text:tab/>detdem epi pl</text:p>
      <text:p text:style-name="P3">cet<text:tab/>detdem mas sg</text:p>
      <text:p text:style-name="P3">cette<text:tab/>detdem fem sg</text:p>
      <text:p text:style-name="P4">certain·e·s<text:tab/>detind proind</text:p>
      <text:p text:style-name="P3">chaque<text:tab/>detind epi sg</text:p>
      <text:p text:style-name="P12">de<text:tab/>det epi inv</text:p>
      <text:p text:style-name="P12">des<text:tab/>det epi pl</text:p>
      <text:p text:style-name="P12">desdites<text:tab/>det fem pl</text:p>
      <text:p text:style-name="P12">desdits<text:tab/>det mas pl</text:p>
      <text:p text:style-name="P12">icelle<text:tab/>detdem prodem fem sg</text:p>
      <text:p text:style-name="P12">icelles<text:tab/>detdem prodem fem pl</text:p>
      <text:p text:style-name="P12">icelui<text:tab/>detdem prodem mas sg</text:p>
      <text:p text:style-name="P12">iceux<text:tab/>detdem prodem mas pl</text:p>
      <text:p text:style-name="P12">divers<text:tab/>detind mas pl</text:p>
      <text:p text:style-name="P12">diverses<text:tab/>detind fem pl</text:p>
      <text:p text:style-name="P12">du<text:tab/>det mas sg</text:p>
      <text:p text:style-name="P12">dudit<text:tab/>det mas sg</text:p>
      <text:p text:style-name="P12">l<text:tab/>det epi sg</text:p>
      <text:p text:style-name="P12">la<text:tab/>det fem sg</text:p>
      <text:p text:style-name="P12">ladite<text:tab/>det fem sg</text:p>
      <text:p text:style-name="P12">le<text:tab/>det mas sg</text:p>
      <text:p text:style-name="P12">ledit<text:tab/>det mas sg</text:p>
      <text:p text:style-name="P12">les<text:tab/>det epi pl</text:p>
      <text:p text:style-name="P12">lesdites<text:tab/>det fem pl</text:p>
      <text:p text:style-name="P12">lesdits<text:tab/>det mas pl</text:p>
      <text:p text:style-name="P12">leur<text:tab/>detpos epi sg</text:p>
      <text:p text:style-name="P12">leurs<text:tab/>detpos epi pl</text:p>
      <text:p text:style-name="P12">ma<text:tab/>detpos fem sg</text:p>
      <text:p text:style-name="P12">maint·e·s<text:tab/>detind</text:p>
      <text:p text:style-name="P12">mes<text:tab/>detpos epi pl</text:p>
      <text:p text:style-name="P12">mon<text:tab/>detpos epi sg</text:p>
      <text:p text:style-name="P12">nos<text:tab/>detpos epi pl</text:p>
      <text:p text:style-name="P12">notre<text:tab/>detpos epi sg</text:p>
      <text:p text:style-name="P12">nul·le·s<text:tab/>detneg</text:p>
      <text:p text:style-name="P12">plusieurs<text:tab/>detind epi pl</text:p>
      <text:p text:style-name="P12">quel·le·s<text:tab/>detind detex</text:p>
      <text:p text:style-name="P12">quelque·s<text:tab/>detind epi</text:p>
      <text:p text:style-name="P12">sa<text:tab/>detpos fem sg</text:p>
      <text:p text:style-name="P12">ses<text:tab/>detpos epi pl</text:p>
      <text:p text:style-name="P12">son<text:tab/>detpos epi sg</text:p>
      <text:p text:style-name="P12">ta<text:tab/>detpos fem sg</text:p>
      <text:p text:style-name="P12">tes<text:tab/>detpos epi pl</text:p>
      <text:p text:style-name="P12">ton<text:tab/>detpos epi sg</text:p>
      <text:p text:style-name="P12">tous<text:tab/>detind mas pl</text:p>
      <text:p text:style-name="P12">tout<text:tab/>detind mas sg</text:p>
      <text:p text:style-name="P12">toute<text:tab/>detind fem sg</text:p>
      <text:p text:style-name="P12">toutes<text:tab/>detind fem pl</text:p>
      <text:p text:style-name="P12">un<text:tab/>det mas sg</text:p>
      <text:p text:style-name="P12">une<text:tab/>det fem sg</text:p>
      <text:p text:style-name="P12">vos<text:tab/>detpos epi pl</text:p>
      <text:p text:style-name="P12">votre<text:tab/>detpos epi sg</text:p>
      <text:p text:style-name="P3"/>
      <text:p text:style-name="P3">à<text:tab/>prep prepv</text:p>
      <text:p text:style-name="P3">après<text:tab/>prep</text:p>
      <text:p text:style-name="P3">attendu<text:tab/>prep</text:p>
      <text:p text:style-name="P3">au-dedans<text:tab/>prep adv</text:p>
      <text:p text:style-name="P3">au-dehors<text:tab/>prep adv</text:p>
      <text:p text:style-name="P3">au-delà<text:tab/>prep adv</text:p>
      <text:p text:style-name="P3">au-dessous<text:tab/>prep adv</text:p>
      <text:p text:style-name="P3">au-dessus<text:tab/>prep adv</text:p>
      <text:p text:style-name="P3">au-devant<text:tab/>prep adv</text:p>
      <text:p text:style-name="P3">av<text:tab/>prep</text:p>
      <text:p text:style-name="P3">avant<text:tab/>prep</text:p>
      <text:p text:style-name="P3">avec<text:tab/>prep</text:p>
      <text:p text:style-name="P3">au<text:tab/>prep det mas sg</text:p>
      <text:p text:style-name="P3">aux<text:tab/>prep det mas pl</text:p>
      <text:p text:style-name="P3">auxdites<text:tab/>prep det fem pl</text:p>
      <text:p text:style-name="P3">auxdits<text:tab/>prep det mas pl</text:p>
      <text:p text:style-name="P3">audit<text:tab/>prep det mas sg</text:p>
      <text:p text:style-name="P4">chez<text:tab/>prep</text:p>
      <text:p text:style-name="P4">concernant<text:tab/>prep</text:p>
      <text:p text:style-name="P4">contre<text:tab/>prep</text:p>
      <text:p text:style-name="P4">courant<text:tab/>prep</text:p>
      <text:p text:style-name="P5">dans<text:tab/>prep</text:p>
      <text:p text:style-name="P5">depuis<text:tab/>prep</text:p>
      <text:p text:style-name="P5">derrière<text:tab/>prep</text:p>
      <text:p text:style-name="P5">dès<text:tab/>prep</text:p>
      <text:p text:style-name="P5">dessous<text:tab/>prep adv</text:p>
      <text:p text:style-name="P5">dessus<text:tab/>prep adv</text:p>
      <text:p text:style-name="P5">devant<text:tab/>prep adv</text:p>
      <text:p text:style-name="P5">devers<text:tab/>prep</text:p>
      <text:p text:style-name="P5">dixit<text:tab/>prep</text:p>
      <text:p text:style-name="P6">durant<text:tab/>prep</text:p>
      <text:p text:style-name="P6">en<text:tab/>prep proadv</text:p>
      <text:p text:style-name="P6">endéans<text:tab/>prep</text:p>
      <text:p text:style-name="P6">entre<text:tab/>prep prepv</text:p>
      <text:p text:style-name="P6">envers<text:tab/>prep</text:p>
      <text:p text:style-name="P6">ès<text:tab/>prep</text:p>
      <text:p text:style-name="P14">excepté<text:tab/>prep prepv</text:p>
      <text:p text:style-name="P6">fors<text:tab/>prep</text:p>
      <text:p text:style-name="P6">hormis<text:tab/>prep</text:p>
      <text:p text:style-name="P6">hors<text:tab/>prep</text:p>
      <text:p text:style-name="P6">jusqu<text:tab/>prep</text:p>
      <text:p text:style-name="P6">jusque<text:tab/>prep</text:p>
      <text:p text:style-name="P6">jusques<text:tab/>prep</text:p>
      <text:p text:style-name="P6">lès<text:tab/>prep</text:p>
      <text:p text:style-name="P6">lez<text:tab/>prep</text:p>
      <text:p text:style-name="P6">malgré<text:tab/>prep</text:p>
      <text:p text:style-name="P14">moins<text:tab/>prep <text:span text:style-name="T4">adv</text:span></text:p>
      <text:p text:style-name="P14">nonobstant<text:tab/>prep adv</text:p>
      <text:p text:style-name="P6">outre<text:tab/>prep prepv</text:p>
      <text:p text:style-name="P6">par<text:tab/>prep prepv loc.prep</text:p>
      <text:p text:style-name="P6">par-delà<text:tab/>prep</text:p>
      <text:p text:style-name="P6">par-derrière<text:tab/>prep adv</text:p>
      <text:p text:style-name="P6">par-dessous<text:tab/>prep adv</text:p>
      <text:p text:style-name="P6">par-dessus<text:tab/>prep adv</text:p>
      <text:p text:style-name="P6">par-devant<text:tab/>prep adv</text:p>
      <text:p text:style-name="P6">par-devers<text:tab/>prep</text:p>
      <text:p text:style-name="P6">parmi<text:tab/>prep</text:p>
      <text:p text:style-name="P6">passé<text:tab/>prep</text:p>
      <text:p text:style-name="P6">pendant<text:tab/>prep</text:p>
      <text:p text:style-name="P7">pour<text:tab/>prep prepv</text:p>
      <text:p text:style-name="P7">sans<text:tab/>prep prepv loc.cj adv</text:p>
      <text:p text:style-name="P7">sauf<text:tab/>prep prepv</text:p>
      <text:p text:style-name="P7">revoici<text:tab/>prep</text:p>
      <text:p text:style-name="P7">revoilà<text:tab/>prep</text:p>
      <text:p text:style-name="P8">selon<text:tab/>prep</text:p>
      <text:p text:style-name="P8">sous<text:tab/>prep</text:p>
      <text:p text:style-name="P8">suivant<text:tab/>prep</text:p>
      <text:p text:style-name="P8">sur<text:tab/>prep</text:p>
      <text:p text:style-name="P8">vers<text:tab/>prep</text:p>
      <text:p text:style-name="P8">versus<text:tab/>prep</text:p>
      <text:p text:style-name="P8">via<text:tab/>prep</text:p>
      <text:p text:style-name="P8">voici<text:tab/>prep</text:p>
      <text:p text:style-name="P8">voilà<text:tab/>prep</text:p>
      <text:p text:style-name="P8">vs<text:tab/>prep</text:p>
      <text:p text:style-name="P8">vu<text:tab/>prep</text:p>
      <text:p text:style-name="P6"/>
      <text:p text:style-name="P14">afin<text:tab/>loc.prep loc.cj</text:p>
      <text:p text:style-name="P14">auprès<text:tab/>loc.prep</text:p>
      <text:p text:style-name="P14">face<text:tab/>loc.adv loc.prep</text:p>
      <text:p text:style-name="P14">grâce<text:tab/>loc.prep</text:p>
      <text:p text:style-name="P14">instar<text:tab/>loc.prep</text:p>
      <text:p text:style-name="P14">quant<text:tab/>loc.prep</text:p>
      <text:p text:style-name="P14"/>
      <text:p text:style-name="P14"/>
      <text:p text:style-name="P3">aucun<text:tab/>proneg mas sg</text:p>
      <text:p text:style-name="P3">aucune<text:tab/>proneg fem sg</text:p>
      <text:p text:style-name="P3">auquel<text:tab/>proint prorel mas sg</text:p>
      <text:p text:style-name="P3">auxquelles<text:tab/>proint prorel fem pl</text:p>
      <text:p text:style-name="P3">auxquels<text:tab/>proint prorel mas pl</text:p>
      <text:p text:style-name="P3">autre<text:tab/>proind</text:p>
      <text:p text:style-name="P3">autrui<text:tab/>proind</text:p>
      <text:p text:style-name="P3">ça<text:tab/>prodem mas sg</text:p>
      <text:p text:style-name="P3">ceci<text:tab/>prodem mas sg</text:p>
      <text:p text:style-name="P3">cela<text:tab/>prodem mas sg</text:p>
      <text:p text:style-name="P3">celle·s<text:tab/>prodem fem</text:p>
      <text:p text:style-name="P3">celle-ci<text:tab/>prodem fem sg</text:p>
      <text:p text:style-name="P3">celle-là<text:tab/>prodem fem sg</text:p>
      <text:p text:style-name="P3">celles-ci<text:tab/>prodem fem pl</text:p>
      <text:p text:style-name="P3">celles-là<text:tab/>prodem fem pl</text:p>
      <text:p text:style-name="P3">celui<text:tab/>prodem mas sg</text:p>
      <text:p text:style-name="P3">celui-ci<text:tab/>prodem mas sg</text:p>
      <text:p text:style-name="P3">celui-là<text:tab/>prodem mas sg</text:p>
      <text:p text:style-name="P3">ceux<text:tab/>prodem mas pl</text:p>
      <text:p text:style-name="P3">ceux-ci<text:tab/>prodem mas pl</text:p>
      <text:p text:style-name="P3">ceux-là<text:tab/>prodem mas pl</text:p>
      <text:p text:style-name="P3">chacun<text:tab/>proind mas sg</text:p>
      <text:p text:style-name="P3">chacune<text:tab/>proind fem sg</text:p>
      <text:p text:style-name="P13">d’aucuns<text:tab/>proind mas pl</text:p>
      <text:p text:style-name="P13">dégun<text:tab/>proneg mas sg</text:p>
      <text:p text:style-name="P13">desquelles<text:tab/>proint prorel fem pl</text:p>
      <text:p text:style-name="P13">desquels<text:tab/>proint prorel mas pl</text:p>
      <text:p text:style-name="P13">dont<text:tab/>prorel</text:p>
      <text:p text:style-name="P13">duquel<text:tab/>proint prorel mas sg</text:p>
      <text:p text:style-name="P13">grand-chose<text:tab/>proind</text:p>
      <text:p text:style-name="P13">laquelle<text:tab/>proint prorel fem sg</text:p>
      <text:p text:style-name="P13">lequel<text:tab/>proint prorel mas sg</text:p>
      <text:p text:style-name="P13">lesquelles<text:tab/>proint prorel fem pl</text:p>
      <text:p text:style-name="P13">lesquels<text:tab/>proint prorel mas pl</text:p>
      <text:p text:style-name="P13">n’importe<text:tab/>proind</text:p>
      <text:p text:style-name="P13">nul<text:tab/>proneg mas sg</text:p>
      <text:p text:style-name="P13">personne<text:tab/>proneg mas sg</text:p>
      <text:p text:style-name="P13">plupart<text:tab/>proind epi pl</text:p>
      <text:p text:style-name="P13">qué<text:tab/>proint prorel</text:p>
      <text:p text:style-name="P13">quelqu<text:tab/>proind</text:p>
      <text:p text:style-name="P13">quelques-unes<text:tab/>proind fem pl</text:p>
      <text:p text:style-name="P13">quelques-uns<text:tab/>proind mas pl</text:p>
      <text:p text:style-name="P13">quelqu’un<text:tab/>proind mas sg</text:p>
      <text:p text:style-name="P13">quelqu’une<text:tab/>proind fem sg</text:p>
      <text:p text:style-name="P13">qui<text:tab/>proint prorel</text:p>
      <text:p text:style-name="P13">quiconque<text:tab/>proind prorel</text:p>
      <text:p text:style-name="P13">quid<text:tab/>proint</text:p>
      <text:p text:style-name="P13">quoi<text:tab/>proint prorel</text:p>
      <text:p text:style-name="P13">rien<text:tab/>proneg mas sg</text:p>
      <text:p text:style-name="P13">tel·le·s<text:tab/>proind</text:p>
      <text:p text:style-name="P3"/>
      <text:p text:style-name="P8">cézigue<text:tab/>propersuj properobj 3pe epi sg</text:p>
      <text:p text:style-name="P8">çuilà<text:tab/>propersuj properobj <text:span text:style-name="T3">3pe </text:span>mas sg</text:p>
      <text:p text:style-name="P8">elle<text:tab/>propersuj properobj 3pe fem sg</text:p>
      <text:p text:style-name="P8">elle-même<text:tab/>propersuj properobj 3pe fem sg</text:p>
      <text:p text:style-name="P8">elles<text:tab/>propersuj properobj 3pe fem pl</text:p>
      <text:p text:style-name="P8">elles-mêmes<text:tab/>propersuj properobj 3pe fem pl</text:p>
      <text:p text:style-name="P8">eux<text:tab/>propersuj properobj 3pe mas pl</text:p>
      <text:p text:style-name="P8">eux-mêmes<text:tab/>propersuj properobj 3pe mas pl</text:p>
      <text:p text:style-name="P10">il<text:tab/>propersuj 3pe mas sg</text:p>
      <text:p text:style-name="P10">ils<text:tab/>propersuj 3pe mas pl</text:p>
      <text:p text:style-name="P8">je<text:tab/>propersuj 1pe epi sg</text:p>
      <text:p text:style-name="P8">la<text:tab/>properobj fem sg</text:p>
      <text:p text:style-name="P8">le<text:tab/>properobj mas sg</text:p>
      <text:p text:style-name="P8">les<text:tab/>properobj epi pl</text:p>
      <text:p text:style-name="P13">leur<text:tab/>properobj 3pe epi pl</text:p>
      <text:p text:style-name="P8">lui<text:tab/>properobj 3pe epi sg</text:p>
      <text:p text:style-name="P8">lui<text:tab/>propersuj 3pe mas sg</text:p>
      <text:p text:style-name="P8">lui-même<text:tab/>propersuj properobj 3pe mas sg</text:p>
      <text:p text:style-name="P8">me<text:tab/>properobj 1pe epi sg</text:p>
      <text:p text:style-name="P8">mézigue<text:tab/>propersuj properobj 1pe epi sg</text:p>
      <text:p text:style-name="P8">moi<text:tab/>properobj 1pe epi sg</text:p>
      <text:p text:style-name="P8">moi-même<text:tab/>properobj 1pe epi sg</text:p>
      <text:p text:style-name="P8">nous<text:tab/>propersuj 1pe epi pl</text:p>
      <text:p text:style-name="P8">nous<text:tab/>properobj 1pe epi pl</text:p>
      <text:p text:style-name="P8">nous-même·s<text:tab/>propersuj properobj 1pe epi pl</text:p>
      <text:p text:style-name="P8">on<text:tab/>propersuj 3pe epi sg</text:p>
      <text:p text:style-name="P8">se<text:tab/>properobj 3pe epi sg pl</text:p>
      <text:p text:style-name="P8">sézigue<text:tab/>propersuj properobj 3pe epi sg</text:p>
      <text:p text:style-name="P8">soi<text:tab/>properobj 3pe epi sg</text:p>
      <text:p text:style-name="P8">soi-même<text:tab/>properobj 3pe epi sg</text:p>
      <text:p text:style-name="P8">te<text:tab/>properobj 2pe epi sg</text:p>
      <text:p text:style-name="P8">tézigue<text:tab/>propersuj properobj 2pe epi sg</text:p>
      <text:p text:style-name="P8">toi<text:tab/>properobj 2pe epi sg</text:p>
      <text:p text:style-name="P8">toi-même<text:tab/>properobj 2pe epi sg</text:p>
      <text:p text:style-name="P8">tu<text:tab/>propersuj 2pe epi sg</text:p>
      <text:p text:style-name="P8">vous<text:tab/>properobj 2pe epi pl</text:p>
      <text:p text:style-name="P8">vous<text:tab/>propersuj 2pe epi pl</text:p>
      <text:p text:style-name="P8">vous-même·s<text:tab/>propersuj properobj 2pe epi pl</text:p>
      <text:p text:style-name="P8">y<text:tab/>properobj proadv</text:p>
      <text:p text:style-name="P3"/>
      <text:p text:style-name="P14">d’ac<text:tab/>loc.interj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 Antiqua" svg:font-family="'Book Antiqua'" style:font-family-generic="roman"/>
    <style:font-face style:name="Courier New" svg:font-family="'Courier New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urier New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2cm"/>
        </style:tab-stops>
      </style:paragraph-properties>
      <style:text-properties fo:font-size="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ourier New" fo:font-family="'Courier New'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Book Antiqua" fo:font-family="'Book Antiqua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Book Antiqua" fo:font-family="'Book Antiqua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 Antiqua" fo:font-family="'Book Antiqua'" style:font-family-generic="roman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499cm" fo:margin-right="0.499cm" style:writing-mode="lr-tb" draw:fill-image-width="0cm" draw:fill-image-height="0cm" style:footnote-max-height="0cm">
        <style:columns fo:column-count="3" fo:column-gap="0.3cm"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23:02:52.024000000</meta:creation-date>
    <dc:date>2016-01-17T19:45:31.698000000</dc:date>
    <meta:editing-duration>PT56M5S</meta:editing-duration>
    <meta:editing-cycles>12</meta:editing-cycles>
    <meta:generator>LibreOffice/5.0.3.2$Windows_x86 LibreOffice_project/e5f16313668ac592c1bfb310f4390624e3dbfb75</meta:generator>
    <meta:document-statistic meta:table-count="0" meta:image-count="0" meta:object-count="0" meta:page-count="2" meta:paragraph-count="574" meta:word-count="1899" meta:character-count="9938" meta:non-whitespace-character-count="8613"/>
  </office:meta>
</office:document-meta>
</file>